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7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3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5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3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Table1" style:family="table">
      <style:table-properties table:align="left" style:width="4.304cm" fo:margin-left="0cm"/>
    </style:style>
    <style:style style:name="Column1" style:family="table-column">
      <style:table-column-properties style:column-width="2.152cm"/>
    </style:style>
    <style:style style:name="Column2" style:family="table-column">
      <style:table-column-properties style:column-width="2.152cm"/>
    </style:style>
    <style:style style:name="Row1" style:family="table-row">
      <style:table-row-properties style:min-row-height="0.446cm"/>
    </style:style>
    <style:style style:name="Cell1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2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2" style:family="table-row">
      <style:table-row-properties style:min-row-height="0.473cm"/>
    </style:style>
    <style:style style:name="Cell3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4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3" style:family="table-row">
      <style:table-row-properties style:min-row-height="0.446cm"/>
    </style:style>
    <style:style style:name="Cell5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6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4" style:family="table-row">
      <style:table-row-properties style:min-row-height="0.473cm"/>
    </style:style>
    <style:style style:name="Cell7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8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5" style:family="table-row">
      <style:table-row-properties style:min-row-height="0.446cm"/>
    </style:style>
    <style:style style:name="Cell9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0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6" style:family="table-row">
      <style:table-row-properties style:min-row-height="0.473cm"/>
    </style:style>
    <style:style style:name="Cell11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2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7" style:family="table-row">
      <style:table-row-properties style:min-row-height="0.473cm"/>
    </style:style>
    <style:style style:name="Cell13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4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Table2" style:family="table">
      <style:table-properties table:align="left" style:width="4.304cm" fo:margin-left="0cm"/>
    </style:style>
    <style:style style:name="Column3" style:family="table-column">
      <style:table-column-properties style:column-width="2.152cm"/>
    </style:style>
    <style:style style:name="Column4" style:family="table-column">
      <style:table-column-properties style:column-width="2.152cm"/>
    </style:style>
    <style:style style:name="Row8" style:family="table-row">
      <style:table-row-properties style:min-row-height="0.446cm"/>
    </style:style>
    <style:style style:name="Cell15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6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9" style:family="table-row">
      <style:table-row-properties style:min-row-height="0.473cm"/>
    </style:style>
    <style:style style:name="Cell17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18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0" style:family="table-row">
      <style:table-row-properties style:min-row-height="0.446cm"/>
    </style:style>
    <style:style style:name="Cell19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0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1" style:family="table-row">
      <style:table-row-properties style:min-row-height="0.473cm"/>
    </style:style>
    <style:style style:name="Cell21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2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Row12" style:family="table-row">
      <style:table-row-properties style:min-row-height="0.446cm"/>
    </style:style>
    <style:style style:name="Cell23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Cell24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Row13" style:family="table-row">
      <style:table-row-properties style:min-row-height="0.473cm"/>
    </style:style>
    <style:style style:name="Cell25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Cell26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Row14" style:family="table-row">
      <style:table-row-properties style:min-row-height="0.473cm"/>
    </style:style>
    <style:style style:name="Cell27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Cell28" style:family="table-cell">
      <style:table-cell-properties style:vertical-align="top"/>
    </style:style>
    <style:style style:name="P38" style:family="paragraph" style:parent-style-name="Standard">
      <style:paragraph-properties fo:text-align="center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bottom="0.494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P40" style:family="paragraph" style:parent-style-name="Standard">
      <style:paragraph-properties fo:text-align="left" fo:margin-bottom="0.494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3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4" style:family="text" style:parent-style-name="Default_20_Paragraph_20_Font"/>
    <style:style style:name="Table3" style:family="table">
      <style:table-properties table:align="left" style:width="4.304cm" fo:margin-left="0cm"/>
    </style:style>
    <style:style style:name="Column5" style:family="table-column">
      <style:table-column-properties style:column-width="2.152cm"/>
    </style:style>
    <style:style style:name="Column6" style:family="table-column">
      <style:table-column-properties style:column-width="2.152cm"/>
    </style:style>
    <style:style style:name="Row15" style:family="table-row">
      <style:table-row-properties style:min-row-height="0.446cm"/>
    </style:style>
    <style:style style:name="Cell29" style:family="table-cell">
      <style:table-cell-properties style:vertical-align="top"/>
    </style:style>
    <style:style style:name="P43" style:family="paragraph" style:parent-style-name="Standard">
      <style:paragraph-properties fo:text-align="center" fo:margin-bottom="0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Cell30" style:family="table-cell">
      <style:table-cell-properties style:vertical-align="top"/>
    </style:style>
    <style:style style:name="P44" style:family="paragraph" style:parent-style-name="Standard">
      <style:paragraph-properties fo:text-align="center" fo:margin-bottom="0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Row16" style:family="table-row">
      <style:table-row-properties style:min-row-height="0.473cm"/>
    </style:style>
    <style:style style:name="Cell31" style:family="table-cell">
      <style:table-cell-properties style:vertical-align="top"/>
    </style:style>
    <style:style style:name="P45" style:family="paragraph" style:parent-style-name="Standard">
      <style:paragraph-properties fo:text-align="center" fo:margin-bottom="0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Cell32" style:family="table-cell">
      <style:table-cell-properties style:vertical-align="top"/>
    </style:style>
    <style:style style:name="P46" style:family="paragraph" style:parent-style-name="Standard">
      <style:paragraph-properties fo:text-align="center" fo:margin-bottom="0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Row17" style:family="table-row">
      <style:table-row-properties style:min-row-height="0.446cm"/>
    </style:style>
    <style:style style:name="Cell33" style:family="table-cell">
      <style:table-cell-properties style:vertical-align="top"/>
    </style:style>
    <style:style style:name="P47" style:family="paragraph" style:parent-style-name="Standard">
      <style:paragraph-properties fo:text-align="center" fo:margin-bottom="0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Cell34" style:family="table-cell">
      <style:table-cell-properties style:vertical-align="top"/>
    </style:style>
    <style:style style:name="P48" style:family="paragraph" style:parent-style-name="Standard">
      <style:paragraph-properties fo:text-align="center" fo:margin-bottom="0cm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Row18" style:family="table-row">
      <style:table-row-properties style:min-row-height="0.473cm"/>
    </style:style>
    <style:style style:name="Cell35" style:family="table-cell">
      <style:table-cell-properties style:vertical-align="top"/>
    </style:style>
    <style:style style:name="P49" style:family="paragraph" style:parent-style-name="Standard">
      <style:paragraph-properties fo:text-align="center" fo:margin-bottom="0cm" fo:margin-left="0cm" fo:margin-right="0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Cell36" style:family="table-cell">
      <style:table-cell-properties style:vertical-align="top"/>
    </style:style>
    <style:style style:name="P50" style:family="paragraph" style:parent-style-name="Standard">
      <style:paragraph-properties fo:text-align="center" fo:margin-bottom="0cm" fo:margin-left="0cm" fo:margin-right="0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Row19" style:family="table-row">
      <style:table-row-properties style:min-row-height="0.446cm"/>
    </style:style>
    <style:style style:name="Cell37" style:family="table-cell">
      <style:table-cell-properties style:vertical-align="top"/>
    </style:style>
    <style:style style:name="P51" style:family="paragraph" style:parent-style-name="Standard">
      <style:paragraph-properties fo:text-align="center" fo:margin-bottom="0cm" fo:margin-left="0cm" fo:margin-right="0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Cell38" style:family="table-cell">
      <style:table-cell-properties style:vertical-align="top"/>
    </style:style>
    <style:style style:name="P52" style:family="paragraph" style:parent-style-name="Standard">
      <style:paragraph-properties fo:text-align="center" fo:margin-bottom="0cm" fo:margin-left="0cm" fo:margin-right="0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Row20" style:family="table-row">
      <style:table-row-properties style:min-row-height="0.473cm"/>
    </style:style>
    <style:style style:name="Cell39" style:family="table-cell">
      <style:table-cell-properties style:vertical-align="top"/>
    </style:style>
    <style:style style:name="P53" style:family="paragraph" style:parent-style-name="Standard">
      <style:paragraph-properties fo:text-align="center" fo:margin-bottom="0cm" fo:margin-left="0cm" fo:margin-right="0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Cell40" style:family="table-cell">
      <style:table-cell-properties style:vertical-align="top"/>
    </style:style>
    <style:style style:name="P54" style:family="paragraph" style:parent-style-name="Standard">
      <style:paragraph-properties fo:text-align="center" fo:margin-bottom="0cm" fo:margin-left="0cm" fo:margin-right="0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Row21" style:family="table-row">
      <style:table-row-properties style:min-row-height="0.473cm"/>
    </style:style>
    <style:style style:name="Cell41" style:family="table-cell">
      <style:table-cell-properties style:vertical-align="top"/>
    </style:style>
    <style:style style:name="P55" style:family="paragraph" style:parent-style-name="Standard">
      <style:paragraph-properties fo:text-align="center" fo:margin-bottom="0cm" fo:margin-left="0cm" fo:margin-right="0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Cell42" style:family="table-cell">
      <style:table-cell-properties style:vertical-align="top"/>
    </style:style>
    <style:style style:name="P56" style:family="paragraph" style:parent-style-name="Standard">
      <style:paragraph-properties fo:text-align="center" fo:margin-bottom="0cm" fo:margin-left="0cm" fo:margin-right="0cm"/>
    </style:style>
    <style:style style:name="T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6_2" style:family="text" style:parent-style-name="Default_20_Paragraph_20_Font"/>
    <style:style style:name="Table4" style:family="table">
      <style:table-properties table:align="left" style:width="4.304cm" fo:margin-left="0cm"/>
    </style:style>
    <style:style style:name="Column7" style:family="table-column">
      <style:table-column-properties style:column-width="2.152cm"/>
    </style:style>
    <style:style style:name="Column8" style:family="table-column">
      <style:table-column-properties style:column-width="2.152cm"/>
    </style:style>
    <style:style style:name="Row22" style:family="table-row">
      <style:table-row-properties style:min-row-height="0.446cm"/>
    </style:style>
    <style:style style:name="Cell43" style:family="table-cell">
      <style:table-cell-properties style:vertical-align="top"/>
    </style:style>
    <style:style style:name="P57" style:family="paragraph" style:parent-style-name="Standard">
      <style:paragraph-properties fo:text-align="center" fo:margin-bottom="0cm" fo:margin-left="0cm" fo:margin-right="0cm"/>
    </style:style>
    <style:style style:name="T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7_2" style:family="text" style:parent-style-name="Default_20_Paragraph_20_Font"/>
    <style:style style:name="Cell44" style:family="table-cell">
      <style:table-cell-properties style:vertical-align="top"/>
    </style:style>
    <style:style style:name="P58" style:family="paragraph" style:parent-style-name="Standard">
      <style:paragraph-properties fo:text-align="center" fo:margin-bottom="0cm" fo:margin-left="0cm" fo:margin-right="0cm"/>
    </style:style>
    <style:style style:name="T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8_2" style:family="text" style:parent-style-name="Default_20_Paragraph_20_Font"/>
    <style:style style:name="Row23" style:family="table-row">
      <style:table-row-properties style:min-row-height="0.473cm"/>
    </style:style>
    <style:style style:name="Cell45" style:family="table-cell">
      <style:table-cell-properties style:vertical-align="top"/>
    </style:style>
    <style:style style:name="P59" style:family="paragraph" style:parent-style-name="Standard">
      <style:paragraph-properties fo:text-align="center" fo:margin-bottom="0cm" fo:margin-left="0cm" fo:margin-right="0cm"/>
    </style:style>
    <style:style style:name="T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9_2" style:family="text" style:parent-style-name="Default_20_Paragraph_20_Font"/>
    <style:style style:name="Cell46" style:family="table-cell">
      <style:table-cell-properties style:vertical-align="top"/>
    </style:style>
    <style:style style:name="P60" style:family="paragraph" style:parent-style-name="Standard">
      <style:paragraph-properties fo:text-align="center" fo:margin-bottom="0cm" fo:margin-left="0cm" fo:margin-right="0cm"/>
    </style:style>
    <style:style style:name="T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0_2" style:family="text" style:parent-style-name="Default_20_Paragraph_20_Font"/>
    <style:style style:name="Row24" style:family="table-row">
      <style:table-row-properties style:min-row-height="0.446cm"/>
    </style:style>
    <style:style style:name="Cell47" style:family="table-cell">
      <style:table-cell-properties style:vertical-align="top"/>
    </style:style>
    <style:style style:name="P61" style:family="paragraph" style:parent-style-name="Standard">
      <style:paragraph-properties fo:text-align="center" fo:margin-bottom="0cm" fo:margin-left="0cm" fo:margin-right="0cm"/>
    </style:style>
    <style:style style:name="T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1_2" style:family="text" style:parent-style-name="Default_20_Paragraph_20_Font"/>
    <style:style style:name="Cell48" style:family="table-cell">
      <style:table-cell-properties style:vertical-align="top"/>
    </style:style>
    <style:style style:name="P62" style:family="paragraph" style:parent-style-name="Standard">
      <style:paragraph-properties fo:text-align="center" fo:margin-bottom="0cm" fo:margin-left="0cm" fo:margin-right="0cm"/>
    </style:style>
    <style:style style:name="T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2_2" style:family="text" style:parent-style-name="Default_20_Paragraph_20_Font"/>
    <style:style style:name="Row25" style:family="table-row">
      <style:table-row-properties style:min-row-height="0.473cm"/>
    </style:style>
    <style:style style:name="Cell49" style:family="table-cell">
      <style:table-cell-properties style:vertical-align="top"/>
    </style:style>
    <style:style style:name="P63" style:family="paragraph" style:parent-style-name="Standard">
      <style:paragraph-properties fo:text-align="center" fo:margin-bottom="0cm" fo:margin-left="0cm" fo:margin-right="0cm"/>
    </style:style>
    <style:style style:name="T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3_2" style:family="text" style:parent-style-name="Default_20_Paragraph_20_Font"/>
    <style:style style:name="Cell50" style:family="table-cell">
      <style:table-cell-properties style:vertical-align="top"/>
    </style:style>
    <style:style style:name="P64" style:family="paragraph" style:parent-style-name="Standard">
      <style:paragraph-properties fo:text-align="center" fo:margin-bottom="0cm" fo:margin-left="0cm" fo:margin-right="0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4_2" style:family="text" style:parent-style-name="Default_20_Paragraph_20_Font"/>
    <style:style style:name="Row26" style:family="table-row">
      <style:table-row-properties style:min-row-height="0.446cm"/>
    </style:style>
    <style:style style:name="Cell51" style:family="table-cell">
      <style:table-cell-properties style:vertical-align="top"/>
    </style:style>
    <style:style style:name="P65" style:family="paragraph" style:parent-style-name="Standard">
      <style:paragraph-properties fo:text-align="center" fo:margin-bottom="0cm" fo:margin-left="0cm" fo:margin-right="0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Cell52" style:family="table-cell">
      <style:table-cell-properties style:vertical-align="top"/>
    </style:style>
    <style:style style:name="P66" style:family="paragraph" style:parent-style-name="Standard">
      <style:paragraph-properties fo:text-align="center" fo:margin-bottom="0cm" fo:margin-left="0cm" fo:margin-right="0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6_2" style:family="text" style:parent-style-name="Default_20_Paragraph_20_Font"/>
    <style:style style:name="Row27" style:family="table-row">
      <style:table-row-properties style:min-row-height="0.473cm"/>
    </style:style>
    <style:style style:name="Cell53" style:family="table-cell">
      <style:table-cell-properties style:vertical-align="top"/>
    </style:style>
    <style:style style:name="P67" style:family="paragraph" style:parent-style-name="Standard">
      <style:paragraph-properties fo:text-align="center" fo:margin-bottom="0cm" fo:margin-left="0cm" fo:margin-right="0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7_2" style:family="text" style:parent-style-name="Default_20_Paragraph_20_Font"/>
    <style:style style:name="Cell54" style:family="table-cell">
      <style:table-cell-properties style:vertical-align="top"/>
    </style:style>
    <style:style style:name="P68" style:family="paragraph" style:parent-style-name="Standard">
      <style:paragraph-properties fo:text-align="center" fo:margin-bottom="0cm" fo:margin-left="0cm" fo:margin-right="0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/>
    <style:style style:name="Row28" style:family="table-row">
      <style:table-row-properties style:min-row-height="0.473cm"/>
    </style:style>
    <style:style style:name="Cell55" style:family="table-cell">
      <style:table-cell-properties style:vertical-align="top"/>
    </style:style>
    <style:style style:name="P69" style:family="paragraph" style:parent-style-name="Standard">
      <style:paragraph-properties fo:text-align="center" fo:margin-bottom="0cm" fo:margin-left="0cm" fo:margin-right="0cm"/>
    </style:style>
    <style:style style:name="T6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9_2" style:family="text" style:parent-style-name="Default_20_Paragraph_20_Font"/>
    <style:style style:name="Cell56" style:family="table-cell">
      <style:table-cell-properties style:vertical-align="top"/>
    </style:style>
    <style:style style:name="P70" style:family="paragraph" style:parent-style-name="Standard">
      <style:paragraph-properties fo:text-align="center" fo:margin-bottom="0cm" fo:margin-left="0cm" fo:margin-right="0cm"/>
    </style:style>
    <style:style style:name="T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0_2" style:family="text" style:parent-style-name="Default_20_Paragraph_20_Font"/>
    <style:style style:name="P71" style:family="paragraph" style:parent-style-name="Standard">
      <style:paragraph-properties fo:text-align="left" fo:margin-bottom="0.494cm" fo:margin-left="0cm" fo:margin-right="0cm"/>
    </style:style>
    <style:style style:name="T7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1_2" style:family="text" style:parent-style-name="Default_20_Paragraph_20_Font"/>
    <style:style style:name="P72" style:family="paragraph" style:parent-style-name="Standard">
      <style:paragraph-properties fo:text-align="left" fo:margin-left="0cm" fo:margin-right="0cm"/>
    </style:style>
    <style:style style:name="T7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2_3" style:family="text" style:parent-style-name="Default_20_Paragraph_20_Font"/>
    <style:style style:name="T72_4" style:family="text" style:parent-style-name="Default_20_Paragraph_20_Font"/>
  </office:automatic-styles>
  <office:body>
    <office:text>
      <text:p text:style-name="P1"><text:span text:style-name="T1_1">EXPERIMENTO<text:s/>PAIN      <text:s/>19/09/09</text:span><text:span text:style-name="T1_2"><text:s/></text:span></text:p>
      <text:p text:style-name="P2"><text:span text:style-name="T2_1">Sibutramina:<text:s/></text:span><text:span text:style-name="T2_2">                                               <text:s/></text:span><text:span text:style-name="T2_3">Ioimbina-SHAM</text:span><text:span text:style-name="T2_4">:<text:s/>SF<text:s/>0,9%,<text:s/></text:span><text:span text:style-name="T2_5">vol.:</text:span><text:span text:style-name="T2_6">0,4<text:s/>ml</text:span><text:span text:style-name="T2_7"><text:s/></text:span></text:p>
      <text:p text:style-name="P3"><text:span text:style-name="T3_1">          <text:s/></text:span><text:span text:style-name="T3_2">1,5mg/kg</text:span><text:span text:style-name="T3_3"><text:s/></text:span></text:p>
      <text:p text:style-name="P4"><text:span text:style-name="T4_1">          <text:s/></text:span><text:span text:style-name="T4_2">Conc.:<text:s/>0</text:span><text:span text:style-name="T4_3">,67</text:span><text:span text:style-name="T4_4"><text:s/>mg/ml</text:span><text:span text:style-name="T4_5"><text:s/></text:span></text:p>
      <text:p text:style-name="P5"><text:span text:style-name="T5_1">          <text:s/></text:span><text:span text:style-name="T5_2">Vol.:<text:s/>0,4<text:s/>ml,<text:s/>VO</text:span><text:span text:style-name="T5_3"><text:s/></text:span></text:p>
      <text:p text:style-name="P6"><text:span text:style-name="T6_1">Carra</text:span><text:span text:style-name="T6_2">:<text:s/></text:span><text:span text:style-name="T6_3">                                                         <text:s/></text:span><text:span text:style-name="T6_4">Carra-SHAM</text:span><text:span text:style-name="T6_5">:<text:s/>Água<text:s/>destilada   <text:s/></text:span></text:p>
      <text:p text:style-name="P7"><text:span text:style-name="T7_1">         <text:s/>10<text:s/></text:span><text:span text:style-name="T7_2">mg</text:span><text:span text:style-name="T7_3">/ml<text:s/></text:span></text:p>
      <text:p text:style-name="P8"><text:span text:style-name="T8_1">         <text:s/>Vol.:<text:s/>0,1ml</text:span><text:span text:style-name="T8_2">,<text:s/>SC</text:span><text:span text:style-name="T8_3"><text:s/></text:span></text:p>
      <text:p text:style-name="P9"><text:span text:style-name="T9_1">GRUPO:<text:s/>CARRA<text:s/>+<text:s/>SIBUTRAMINA<text:s/>+<text:s/>IOIMBINA-SHAM</text:span><text:span text:style-name="T9_2"><text:s/></text:span></text:p>
      <text:p text:style-name="P10"><text:span text:style-name="T10_1">Cx.<text:s/>01                                                                                <text:s/>Cx.02</text:span><text:span text:style-name="T10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"><text:span text:style-name="T11_1">ANIMAL</text:span><text:span text:style-name="T11_2"><text:s/></text:span></text:p>
          </table:table-cell>
          <table:table-cell table:style-name="Cell2">
            <text:p text:style-name="P12"><text:span text:style-name="T12_1">TEMPO</text:span><text:span text:style-name="T12_2"><text:s/></text:span></text:p>
          </table:table-cell>
        </table:table-row>
        <table:table-row table:style-name="Row2">
          <table:table-cell table:style-name="Cell3">
            <text:p text:style-name="P13"><text:span text:style-name="T13_1">01</text:span><text:span text:style-name="T13_2"><text:s/></text:span></text:p>
          </table:table-cell>
          <table:table-cell table:style-name="Cell4">
            <text:p text:style-name="P14"><text:span text:style-name="T14_1">8,1</text:span><text:span text:style-name="T14_2"><text:s/></text:span></text:p>
          </table:table-cell>
        </table:table-row>
        <table:table-row table:style-name="Row3">
          <table:table-cell table:style-name="Cell5">
            <text:p text:style-name="P15"><text:span text:style-name="T15_1">02</text:span><text:span text:style-name="T15_2"><text:s/></text:span></text:p>
          </table:table-cell>
          <table:table-cell table:style-name="Cell6">
            <text:p text:style-name="P16"><text:span text:style-name="T16_1">8,3</text:span><text:span text:style-name="T16_2"><text:s/></text:span></text:p>
          </table:table-cell>
        </table:table-row>
        <table:table-row table:style-name="Row4">
          <table:table-cell table:style-name="Cell7">
            <text:p text:style-name="P17"><text:span text:style-name="T17_1">03</text:span><text:span text:style-name="T17_2"><text:s/></text:span></text:p>
          </table:table-cell>
          <table:table-cell table:style-name="Cell8">
            <text:p text:style-name="P18"><text:span text:style-name="T18_1">12,8</text:span><text:span text:style-name="T18_2"><text:s/></text:span></text:p>
          </table:table-cell>
        </table:table-row>
        <table:table-row table:style-name="Row5">
          <table:table-cell table:style-name="Cell9">
            <text:p text:style-name="P19"><text:span text:style-name="T19_1">04</text:span><text:span text:style-name="T19_2"><text:s/></text:span></text:p>
          </table:table-cell>
          <table:table-cell table:style-name="Cell10">
            <text:p text:style-name="P20"><text:span text:style-name="T20_1">16,1</text:span><text:span text:style-name="T20_2"><text:s/></text:span></text:p>
          </table:table-cell>
        </table:table-row>
        <table:table-row table:style-name="Row6">
          <table:table-cell table:style-name="Cell11">
            <text:p text:style-name="P21"><text:span text:style-name="T21_1">05</text:span><text:span text:style-name="T21_2"><text:s/></text:span></text:p>
          </table:table-cell>
          <table:table-cell table:style-name="Cell12">
            <text:p text:style-name="P22"><text:span text:style-name="T22_1">12,4</text:span><text:span text:style-name="T22_2"><text:s/></text:span></text:p>
          </table:table-cell>
        </table:table-row>
        <table:table-row table:style-name="Row7">
          <table:table-cell table:style-name="Cell13">
            <text:p text:style-name="P23"><text:span text:style-name="T23_1">MÉDIA</text:span><text:span text:style-name="T23_2"><text:s/></text:span></text:p>
          </table:table-cell>
          <table:table-cell table:style-name="Cell14">
            <text:p text:style-name="P24"><text:span text:style-name="T24_1">11,54</text:span><text:span text:style-name="T24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5"><text:span text:style-name="T25_1">ANIMAL</text:span><text:span text:style-name="T25_2"><text:s/></text:span></text:p>
          </table:table-cell>
          <table:table-cell table:style-name="Cell16">
            <text:p text:style-name="P26"><text:span text:style-name="T26_1">TEMPO</text:span><text:span text:style-name="T26_2"><text:s/></text:span></text:p>
          </table:table-cell>
        </table:table-row>
        <table:table-row table:style-name="Row9">
          <table:table-cell table:style-name="Cell17">
            <text:p text:style-name="P27"><text:span text:style-name="T27_1">01</text:span><text:span text:style-name="T27_2"><text:s/></text:span></text:p>
          </table:table-cell>
          <table:table-cell table:style-name="Cell18">
            <text:p text:style-name="P28"><text:span text:style-name="T28_1">9,3</text:span><text:span text:style-name="T28_2"><text:s/></text:span></text:p>
          </table:table-cell>
        </table:table-row>
        <table:table-row table:style-name="Row10">
          <table:table-cell table:style-name="Cell19">
            <text:p text:style-name="P29"><text:span text:style-name="T29_1">02</text:span><text:span text:style-name="T29_2"><text:s/></text:span></text:p>
          </table:table-cell>
          <table:table-cell table:style-name="Cell20">
            <text:p text:style-name="P30"><text:span text:style-name="T30_1">10,1</text:span><text:span text:style-name="T30_2"><text:s/></text:span></text:p>
          </table:table-cell>
        </table:table-row>
        <table:table-row table:style-name="Row11">
          <table:table-cell table:style-name="Cell21">
            <text:p text:style-name="P31"><text:span text:style-name="T31_1">03</text:span><text:span text:style-name="T31_2"><text:s/></text:span></text:p>
          </table:table-cell>
          <table:table-cell table:style-name="Cell22">
            <text:p text:style-name="P32"><text:span text:style-name="T32_1">8,5</text:span><text:span text:style-name="T32_2"><text:s/></text:span></text:p>
          </table:table-cell>
        </table:table-row>
        <table:table-row table:style-name="Row12">
          <table:table-cell table:style-name="Cell23">
            <text:p text:style-name="P33"><text:span text:style-name="T33_1">04</text:span><text:span text:style-name="T33_2"><text:s/></text:span></text:p>
          </table:table-cell>
          <table:table-cell table:style-name="Cell24">
            <text:p text:style-name="P34"><text:span text:style-name="T34_1">8,3</text:span><text:span text:style-name="T34_2"><text:s/></text:span></text:p>
          </table:table-cell>
        </table:table-row>
        <table:table-row table:style-name="Row13">
          <table:table-cell table:style-name="Cell25">
            <text:p text:style-name="P35"><text:span text:style-name="T35_1">05</text:span><text:span text:style-name="T35_2"><text:s/></text:span></text:p>
          </table:table-cell>
          <table:table-cell table:style-name="Cell26">
            <text:p text:style-name="P36"><text:span text:style-name="T36_1">13,2</text:span><text:span text:style-name="T36_2"><text:s/></text:span></text:p>
          </table:table-cell>
        </table:table-row>
        <table:table-row table:style-name="Row14">
          <table:table-cell table:style-name="Cell27">
            <text:p text:style-name="P37"><text:span text:style-name="T37_1">MÉDIA</text:span><text:span text:style-name="T37_2"><text:s/></text:span></text:p>
          </table:table-cell>
          <table:table-cell table:style-name="Cell28">
            <text:p text:style-name="P38"><text:span text:style-name="T38_1">9,88</text:span><text:span text:style-name="T38_2"><text:s/></text:span></text:p>
          </table:table-cell>
        </table:table-row>
      </table:table>
      <text:p text:style-name="P39"><text:span text:style-name="T39_1"> </text:span><text:span text:style-name="T39_2"><text:s/></text:span></text:p>
      <text:p text:style-name="P40"><text:span text:style-name="T40_1">Média<text:s/>total:<text:s/>10,71<text:s/>segundos.</text:span><text:span text:style-name="T40_2"><text:s/></text:span></text:p>
      <text:p text:style-name="P41"><text:span text:style-name="T41_1">GRUPO:<text:s/>CARRA-SHAM<text:s/>+<text:s/></text:span><text:span text:style-name="T41_2">IOIMBINA-SHAM<text:s/>+<text:s/>SIBUTRAMINA</text:span><text:span text:style-name="T41_3"><text:s/></text:span></text:p>
      <text:p text:style-name="P42"><text:span text:style-name="T42_1">Cx.<text:s/>03                                                                   <text:s/></text:span><text:span text:style-name="T42_2">           <text:s/></text:span><text:span text:style-name="T42_3">Cx.04</text:span><text:span text:style-name="T42_4"><text:s/></text:span></text:p>
      <table:table table:style-name="Table3">
        <table:table-column table:style-name="Column5"/>
        <table:table-column table:style-name="Column6"/>
        <table:table-row table:style-name="Row15">
          <table:table-cell table:style-name="Cell29">
            <text:p text:style-name="P43"><text:span text:style-name="T43_1">ANIMAL</text:span><text:span text:style-name="T43_2"><text:s/></text:span></text:p>
          </table:table-cell>
          <table:table-cell table:style-name="Cell30">
            <text:p text:style-name="P44"><text:span text:style-name="T44_1">TEMPO</text:span><text:span text:style-name="T44_2"><text:s/></text:span></text:p>
          </table:table-cell>
        </table:table-row>
        <table:table-row table:style-name="Row16">
          <table:table-cell table:style-name="Cell31">
            <text:p text:style-name="P45"><text:span text:style-name="T45_1">01</text:span><text:span text:style-name="T45_2"><text:s/></text:span></text:p>
          </table:table-cell>
          <table:table-cell table:style-name="Cell32">
            <text:p text:style-name="P46"><text:span text:style-name="T46_1">15,7</text:span><text:span text:style-name="T46_2"><text:s/></text:span></text:p>
          </table:table-cell>
        </table:table-row>
        <table:table-row table:style-name="Row17">
          <table:table-cell table:style-name="Cell33">
            <text:p text:style-name="P47"><text:span text:style-name="T47_1">02</text:span><text:span text:style-name="T47_2"><text:s/></text:span></text:p>
          </table:table-cell>
          <table:table-cell table:style-name="Cell34">
            <text:p text:style-name="P48"><text:span text:style-name="T48_1">10,2</text:span><text:span text:style-name="T48_2"><text:s/></text:span></text:p>
          </table:table-cell>
        </table:table-row>
        <table:table-row table:style-name="Row18">
          <table:table-cell table:style-name="Cell35">
            <text:p text:style-name="P49"><text:span text:style-name="T49_1">03</text:span><text:span text:style-name="T49_2"><text:s/></text:span></text:p>
          </table:table-cell>
          <table:table-cell table:style-name="Cell36">
            <text:p text:style-name="P50"><text:span text:style-name="T50_1">14,5</text:span><text:span text:style-name="T50_2"><text:s/></text:span></text:p>
          </table:table-cell>
        </table:table-row>
        <table:table-row table:style-name="Row19">
          <table:table-cell table:style-name="Cell37">
            <text:p text:style-name="P51"><text:span text:style-name="T51_1">04</text:span><text:span text:style-name="T51_2"><text:s/></text:span></text:p>
          </table:table-cell>
          <table:table-cell table:style-name="Cell38">
            <text:p text:style-name="P52"><text:span text:style-name="T52_1">14,8</text:span><text:span text:style-name="T52_2"><text:s/></text:span></text:p>
          </table:table-cell>
        </table:table-row>
        <table:table-row table:style-name="Row20">
          <table:table-cell table:style-name="Cell39">
            <text:p text:style-name="P53"><text:span text:style-name="T53_1">05</text:span><text:span text:style-name="T53_2"><text:s/></text:span></text:p>
          </table:table-cell>
          <table:table-cell table:style-name="Cell40">
            <text:p text:style-name="P54"><text:span text:style-name="T54_1">9,0</text:span><text:span text:style-name="T54_2"><text:s/></text:span></text:p>
          </table:table-cell>
        </table:table-row>
        <table:table-row table:style-name="Row21">
          <table:table-cell table:style-name="Cell41">
            <text:p text:style-name="P55"><text:span text:style-name="T55_1">MÉDIA</text:span><text:span text:style-name="T55_2"><text:s/></text:span></text:p>
          </table:table-cell>
          <table:table-cell table:style-name="Cell42">
            <text:p text:style-name="P56"><text:span text:style-name="T56_1">12,84</text:span><text:span text:style-name="T56_2"><text:s/></text:span></text:p>
          </table:table-cell>
        </table:table-row>
      </table:table>
      <table:table table:style-name="Table4">
        <table:table-column table:style-name="Column7"/>
        <table:table-column table:style-name="Column8"/>
        <table:table-row table:style-name="Row22">
          <table:table-cell table:style-name="Cell43">
            <text:p text:style-name="P57"><text:span text:style-name="T57_1">ANIMAL</text:span><text:span text:style-name="T57_2"><text:s/></text:span></text:p>
          </table:table-cell>
          <table:table-cell table:style-name="Cell44">
            <text:p text:style-name="P58"><text:span text:style-name="T58_1">TEMPO</text:span><text:span text:style-name="T58_2"><text:s/></text:span></text:p>
          </table:table-cell>
        </table:table-row>
        <table:table-row table:style-name="Row23">
          <table:table-cell table:style-name="Cell45">
            <text:p text:style-name="P59"><text:span text:style-name="T59_1">01</text:span><text:span text:style-name="T59_2"><text:s/></text:span></text:p>
          </table:table-cell>
          <table:table-cell table:style-name="Cell46">
            <text:p text:style-name="P60"><text:span text:style-name="T60_1">6,9</text:span><text:span text:style-name="T60_2"><text:s/></text:span></text:p>
          </table:table-cell>
        </table:table-row>
        <table:table-row table:style-name="Row24">
          <table:table-cell table:style-name="Cell47">
            <text:p text:style-name="P61"><text:span text:style-name="T61_1">02</text:span><text:span text:style-name="T61_2"><text:s/></text:span></text:p>
          </table:table-cell>
          <table:table-cell table:style-name="Cell48">
            <text:p text:style-name="P62"><text:span text:style-name="T62_1">8,4</text:span><text:span text:style-name="T62_2"><text:s/></text:span></text:p>
          </table:table-cell>
        </table:table-row>
        <table:table-row table:style-name="Row25">
          <table:table-cell table:style-name="Cell49">
            <text:p text:style-name="P63"><text:span text:style-name="T63_1">03</text:span><text:span text:style-name="T63_2"><text:s/></text:span></text:p>
          </table:table-cell>
          <table:table-cell table:style-name="Cell50">
            <text:p text:style-name="P64"><text:span text:style-name="T64_1">14,2</text:span><text:span text:style-name="T64_2"><text:s/></text:span></text:p>
          </table:table-cell>
        </table:table-row>
        <table:table-row table:style-name="Row26">
          <table:table-cell table:style-name="Cell51">
            <text:p text:style-name="P65"><text:span text:style-name="T65_1">04</text:span><text:span text:style-name="T65_2"><text:s/></text:span></text:p>
          </table:table-cell>
          <table:table-cell table:style-name="Cell52">
            <text:p text:style-name="P66"><text:span text:style-name="T66_1">15,3</text:span><text:span text:style-name="T66_2"><text:s/></text:span></text:p>
          </table:table-cell>
        </table:table-row>
        <table:table-row table:style-name="Row27">
          <table:table-cell table:style-name="Cell53">
            <text:p text:style-name="P67"><text:span text:style-name="T67_1">05</text:span><text:span text:style-name="T67_2"><text:s/></text:span></text:p>
          </table:table-cell>
          <table:table-cell table:style-name="Cell54">
            <text:p text:style-name="P68"><text:span text:style-name="T68_1">10,9</text:span><text:span text:style-name="T68_2"><text:s/></text:span></text:p>
          </table:table-cell>
        </table:table-row>
        <table:table-row table:style-name="Row28">
          <table:table-cell table:style-name="Cell55">
            <text:p text:style-name="P69"><text:span text:style-name="T69_1">MÉDIA</text:span><text:span text:style-name="T69_2"><text:s/></text:span></text:p>
          </table:table-cell>
          <table:table-cell table:style-name="Cell56">
            <text:p text:style-name="P70"><text:span text:style-name="T70_1">11,14</text:span><text:span text:style-name="T70_2"><text:s/></text:span></text:p>
          </table:table-cell>
        </table:table-row>
      </table:table>
      <text:p text:style-name="P71"><text:span text:style-name="T71_1"> </text:span><text:span text:style-name="T71_2"><text:s/></text:span></text:p>
      <text:p text:style-name="P72"><text:span text:style-name="T72_1">Média<text:s/>total:<text:s/></text:span><text:span text:style-name="T72_2">11,99<text:s/>segundos.</text:span><text:span text:style-name="T72_3"><text:s/></text:span><text:span text:style-name="T72_4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SHAM-CARRA E SHAM-IOIMBINA 19.09.09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